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f8e" officeooo:paragraph-rsid="0011af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 → rede social que permite mensagens de texto, vídeo e voz de pessoa para pessoa.</text:p>
      <text:p text:style-name="P1"/>
      <text:p text:style-name="P1">Prr → redes locais → terminais → utilizadores (interface) <text:s text:c="2"/>(mapa objetos)</text:p>
      <text:p text:style-name="P1"/>
      <text:p text:style-name="P1"/>
      <text:p text:style-name="P1">pagamentos (saldo, tarifário), notificações, comunicação (mensagens, vídeo, voz, sistema?)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0:33:06.851206513</meta:creation-date>
    <dc:date>2022-09-23T11:32:46.669296779</dc:date>
    <meta:editing-duration>PT49M29S</meta:editing-duration>
    <meta:editing-cycles>1</meta:editing-cycles>
    <meta:document-statistic meta:table-count="0" meta:image-count="0" meta:object-count="0" meta:page-count="1" meta:paragraph-count="3" meta:word-count="36" meta:character-count="254" meta:non-whitespace-character-count="218"/>
    <meta:generator>LibreOffice/7.3.6.2$Linux_X86_64 LibreOffice_project/30$Build-2</meta:generator>
  </office:meta>
</office:document-meta>
</file>